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45f9" officeooo:paragraph-rsid="001545f9"/>
    </style:style>
    <style:style style:name="T1" style:family="text">
      <style:text-properties officeooo:rsid="00170a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47377406471068300" text:style-name="L1">
        <text:list-item>
          <text:p text:style-name="P1">Ontologi : <text:span text:style-name="T1">latar belakang atau asal mula</text:span></text:p>
        </text:list-item>
        <text:list-item>
          <text:p text:style-name="P1">epistemologi : <text:span text:style-name="T1">proses sehingga ada</text:span></text:p>
        </text:list-item>
        <text:list-item>
          <text:p text:style-name="P1">aksiologi : <text:span text:style-name="T1">tujuannya atau kegunaannya</text:span></text:p>
        </text:list-item>
        <text:list-item>
          <text:p text:style-name="P1">logika : <text:span text:style-name="T1">tentang benar dan salah</text:span></text:p>
        </text:list-item>
        <text:list-item>
          <text:p text:style-name="P1">etika : <text:span text:style-name="T1">baik dan buruk</text:span></text:p>
        </text:list-item>
        <text:list-item>
          <text:p text:style-name="P1">estetika : <text:span text:style-name="T1">keindahan dan jele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02:29:06.200791819</meta:creation-date>
    <dc:date>2019-04-22T02:32:56.566950814</dc:date>
    <meta:editing-duration>PT15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1" meta:paragraph-count="6" meta:word-count="39" meta:character-count="208" meta:non-whitespace-character-count="181"/>
  </office:meta>
</office:document-meta>
</file>